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C40000011698472BA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mily-generic="swiss"/>
    <style:font-face style:name="Calibri1" svg:font-family="Calibri" style:font-family-generic="roman"/>
    <style:font-face style:name="Calibri2" svg:font-family="Calibri" style:font-family-generic="swiss"/>
    <style:font-face style:name="Calibri3" svg:font-family="Calibri" style:font-family-generic="system" style:font-pitch="variable"/>
    <style:font-face style:name="Georgia" svg:font-family="Georgia" style:font-family-generic="roman"/>
    <style:font-face style:name="Georgia1" svg:font-family="Georgia"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page"/>
    </style:style>
    <style:style style:name="Table1.A" style:family="table-column">
      <style:table-column-properties style:column-width="2.184in"/>
    </style:style>
    <style:style style:name="Table1.B" style:family="table-column">
      <style:table-column-properties style:column-width="4.309in"/>
    </style:style>
    <style:style style:name="Table1.1" style:family="table-row">
      <style:table-row-properties style:min-row-height="0.1806in" fo:keep-together="auto"/>
    </style:style>
    <style:style style:name="Table1.A1" style:family="table-cell">
      <style:table-cell-properties fo:background-color="#bdd7ee" fo:padding-left="0.075in" fo:padding-right="0.075in" fo:padding-top="0in" fo:padding-bottom="0in" fo:border="0.5pt solid #000000">
        <style:background-image/>
      </style:table-cell-properties>
    </style:style>
    <style:style style:name="Table1.B1"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3" style:family="table-row">
      <style:table-row-properties fo:keep-together="auto"/>
    </style:style>
    <style:style style:name="Table1.4" style:family="table-row">
      <style:table-row-properties style:min-row-height="0.4243in" fo:keep-together="auto"/>
    </style:style>
    <style:style style:name="Table1.A4" style:family="table-cell">
      <style:table-cell-properties fo:padding-left="0.075in" fo:padding-right="0.075in" fo:padding-top="0in" fo:padding-bottom="0in" fo:border="0.5pt solid #000000"/>
    </style:style>
    <style:style style:name="Table1.5" style:family="table-row">
      <style:table-row-properties fo:keep-together="auto"/>
    </style:style>
    <style:style style:name="Table1.6" style:family="table-row">
      <style:table-row-properties style:min-row-height="0.9868in" fo:keep-together="auto"/>
    </style:style>
    <style:style style:name="Table1.A6" style:family="table-cell">
      <style:table-cell-properties fo:padding-left="0.075in" fo:padding-right="0.075in" fo:padding-top="0in" fo:padding-bottom="0in" fo:border="0.5pt solid #000000"/>
    </style:style>
    <style:style style:name="Table2" style:family="table">
      <style:table-properties style:width="6.4931in" fo:margin-left="0.0035in" fo:margin-top="0in" fo:margin-bottom="0in" table:align="left" style:writing-mode="page"/>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background-color="#bdd7ee" fo:padding-left="0.075in" fo:padding-right="0.075in" fo:padding-top="0in" fo:padding-bottom="0in" fo:border="0.5pt solid #000000">
        <style:background-image/>
      </style:table-cell-properties>
    </style:style>
    <style:style style:name="Table2.2" style:family="table-row">
      <style:table-row-properties style:min-row-height="0.3556in" fo:keep-together="auto"/>
    </style:style>
    <style:style style:name="Table2.A2" style:family="table-cell">
      <style:table-cell-properties fo:padding-left="0.075in" fo:padding-right="0.075in" fo:padding-top="0in" fo:padding-bottom="0in" fo:border="0.5pt solid #000000"/>
    </style:style>
    <style:style style:name="Table2.4" style:family="table-row">
      <style:table-row-properties style:min-row-height="0.4243in" fo:keep-together="auto"/>
    </style:style>
    <style:style style:name="Table2.A4" style:family="table-cell">
      <style:table-cell-properties fo:padding-left="0.075in" fo:padding-right="0.075in" fo:padding-top="0in" fo:padding-bottom="0in" fo:border="0.5pt solid #000000"/>
    </style:style>
    <style:style style:name="Table3" style:family="table">
      <style:table-properties style:width="6.4931in" fo:margin-left="0.0035in" fo:margin-top="0in" fo:margin-bottom="0in" table:align="left" style:writing-mode="page"/>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background-color="#bdd7ee" fo:padding-left="0.075in" fo:padding-right="0.075in" fo:padding-top="0in" fo:padding-bottom="0in" fo:border="0.5pt solid #000000">
        <style:background-image/>
      </style:table-cell-properties>
    </style:style>
    <style:style style:name="Table3.2" style:family="table-row">
      <style:table-row-properties style:min-row-height="0.3556in" fo:keep-together="auto"/>
    </style:style>
    <style:style style:name="Table3.A2" style:family="table-cell">
      <style:table-cell-properties fo:padding-left="0.075in" fo:padding-right="0.075in" fo:padding-top="0in" fo:padding-bottom="0in" fo:border="0.5pt solid #000000"/>
    </style:style>
    <style:style style:name="Table3.4" style:family="table-row">
      <style:table-row-properties style:min-row-height="0.4243in" fo:keep-together="auto"/>
    </style:style>
    <style:style style:name="Table3.A4" style:family="table-cell">
      <style:table-cell-properties fo:padding-left="0.075in" fo:padding-right="0.075in" fo:padding-top="0in" fo:padding-bottom="0in" fo:border="0.5pt solid #000000"/>
    </style:style>
    <style:style style:name="Table4" style:family="table">
      <style:table-properties style:width="6.4931in" fo:margin-left="0.0035in" fo:margin-top="0in" fo:margin-bottom="0in" table:align="left" style:writing-mode="page"/>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fo:background-color="#bdd7ee" fo:padding-left="0.075in" fo:padding-right="0.075in" fo:padding-top="0in" fo:padding-bottom="0in" fo:border="0.5pt solid #000000">
        <style:background-image/>
      </style:table-cell-properties>
    </style:style>
    <style:style style:name="Table4.2" style:family="table-row">
      <style:table-row-properties style:min-row-height="0.3556in" fo:keep-together="auto"/>
    </style:style>
    <style:style style:name="Table4.A2" style:family="table-cell">
      <style:table-cell-properties fo:padding-left="0.075in" fo:padding-right="0.075in" fo:padding-top="0in" fo:padding-bottom="0in" fo:border="0.5pt solid #000000"/>
    </style:style>
    <style:style style:name="Table4.4" style:family="table-row">
      <style:table-row-properties style:min-row-height="0.4243in" fo:keep-together="auto"/>
    </style:style>
    <style:style style:name="Table4.A4" style:family="table-cell">
      <style:table-cell-properties fo:padding-left="0.075in" fo:padding-right="0.075in" fo:padding-top="0in" fo:padding-bottom="0in" fo:border="0.5pt solid #000000"/>
    </style:style>
    <style:style style:name="Table5" style:family="table">
      <style:table-properties style:width="6.4931in" fo:margin-left="0.0035in" fo:margin-top="0in" fo:margin-bottom="0in" table:align="left" style:writing-mode="page"/>
    </style:style>
    <style:style style:name="Table5.A" style:family="table-column">
      <style:table-column-properties style:column-width="6.4931in"/>
    </style:style>
    <style:style style:name="Table5.1" style:family="table-row">
      <style:table-row-properties fo:keep-together="auto"/>
    </style:style>
    <style:style style:name="Table5.A1" style:family="table-cell">
      <style:table-cell-properties fo:background-color="#bdd7ee" fo:padding-left="0.075in" fo:padding-right="0.075in" fo:padding-top="0in" fo:padding-bottom="0in" fo:border="0.5pt solid #000000">
        <style:background-image/>
      </style:table-cell-properties>
    </style:style>
    <style:style style:name="Table5.2" style:family="table-row">
      <style:table-row-properties style:min-row-height="0.3556in" fo:keep-together="auto"/>
    </style:style>
    <style:style style:name="Table5.A2" style:family="table-cell">
      <style:table-cell-properties fo:padding-left="0.075in" fo:padding-right="0.075in" fo:padding-top="0in" fo:padding-bottom="0in" fo:border="0.5pt solid #000000"/>
    </style:style>
    <style:style style:name="Table5.4" style:family="table-row">
      <style:table-row-properties style:min-row-height="0.4243in" fo:keep-together="auto"/>
    </style:style>
    <style:style style:name="Table5.A4" style:family="table-cell">
      <style:table-cell-properties fo:padding-left="0.075in" fo:padding-right="0.075in" fo:padding-top="0in" fo:padding-bottom="0in" fo:border="0.5pt solid #000000"/>
    </style:style>
    <style:style style:name="Table6" style:family="table">
      <style:table-properties style:width="6.4931in" fo:margin-left="0.0035in" fo:margin-top="0in" fo:margin-bottom="0in" table:align="left" style:writing-mode="page"/>
    </style:style>
    <style:style style:name="Table6.A" style:family="table-column">
      <style:table-column-properties style:column-width="6.4931in"/>
    </style:style>
    <style:style style:name="Table6.1" style:family="table-row">
      <style:table-row-properties fo:keep-together="auto"/>
    </style:style>
    <style:style style:name="Table6.A1" style:family="table-cell">
      <style:table-cell-properties fo:background-color="#bdd7ee" fo:padding-left="0.075in" fo:padding-right="0.075in" fo:padding-top="0in" fo:padding-bottom="0in" fo:border="0.5pt solid #000000">
        <style:background-image/>
      </style:table-cell-properties>
    </style:style>
    <style:style style:name="Table6.2" style:family="table-row">
      <style:table-row-properties style:min-row-height="0.3556in" fo:keep-together="auto"/>
    </style:style>
    <style:style style:name="Table6.A2" style:family="table-cell">
      <style:table-cell-properties fo:padding-left="0.075in" fo:padding-right="0.075in" fo:padding-top="0in" fo:padding-bottom="0in" fo:border="0.5pt solid #000000"/>
    </style:style>
    <style:style style:name="Table6.4" style:family="table-row">
      <style:table-row-properties style:min-row-height="0.4243in" fo:keep-together="auto"/>
    </style:style>
    <style:style style:name="Table6.A4" style:family="table-cell">
      <style:table-cell-properties fo:padding-left="0.075in" fo:padding-right="0.075in" fo:padding-top="0in" fo:padding-bottom="0in" fo:border="0.5pt solid #000000"/>
    </style:style>
    <style:style style:name="Table7" style:family="table">
      <style:table-properties style:width="6.4931in" fo:margin-left="0.0035in" fo:margin-top="0in" fo:margin-bottom="0in" table:align="left" style:writing-mode="page"/>
    </style:style>
    <style:style style:name="Table7.A" style:family="table-column">
      <style:table-column-properties style:column-width="6.4931in"/>
    </style:style>
    <style:style style:name="Table7.1" style:family="table-row">
      <style:table-row-properties fo:keep-together="auto"/>
    </style:style>
    <style:style style:name="Table7.A1" style:family="table-cell">
      <style:table-cell-properties fo:background-color="#bdd7ee" fo:padding-left="0.075in" fo:padding-right="0.075in" fo:padding-top="0in" fo:padding-bottom="0in" fo:border="0.5pt solid #000000">
        <style:background-image/>
      </style:table-cell-properties>
    </style:style>
    <style:style style:name="Table7.2" style:family="table-row">
      <style:table-row-properties style:min-row-height="0.3556in" fo:keep-together="auto"/>
    </style:style>
    <style:style style:name="Table7.A2" style:family="table-cell">
      <style:table-cell-properties fo:padding-left="0.075in" fo:padding-right="0.075in" fo:padding-top="0in" fo:padding-bottom="0in" fo:border="0.5pt solid #000000"/>
    </style:style>
    <style:style style:name="Table7.4" style:family="table-row">
      <style:table-row-properties style:min-row-height="0.4243in" fo:keep-together="auto"/>
    </style:style>
    <style:style style:name="Table7.A4" style:family="table-cell">
      <style:table-cell-properties fo:padding-left="0.075in" fo:padding-right="0.075in" fo:padding-top="0in" fo:padding-bottom="0in" fo:border="0.5pt solid #000000"/>
    </style:style>
    <style:style style:name="P1" style:family="paragraph" style:parent-style-name="Standard" style:master-page-name="Standard">
      <style:paragraph-properties fo:margin-top="0in" fo:margin-bottom="0in" style:contextual-spacing="false" fo:line-height="100%" fo:text-align="center" style:justify-single-word="false" style:page-number="1"/>
    </style:style>
    <style:style style:name="P2" style:family="paragraph" style:parent-style-name="Standard">
      <style:paragraph-properties fo:margin-top="0in" fo:margin-bottom="0in" style:contextual-spacing="false" fo:line-height="100%" fo:text-align="center" style:justify-single-word="false"/>
    </style:style>
    <style:style style:name="P3" style:family="paragraph" style:parent-style-name="Heading_20_1">
      <style:paragraph-properties fo:margin-top="0.1665in" fo:margin-bottom="0.0835in" style:contextual-spacing="false"/>
    </style:style>
    <style:style style:name="P4" style:family="paragraph" style:parent-style-name="Standard">
      <style:text-properties officeooo:paragraph-rsid="000c2054"/>
    </style:style>
    <style:style style:name="P5" style:family="paragraph" style:parent-style-name="Standard">
      <style:paragraph-properties>
        <style:tab-stops>
          <style:tab-stop style:position="3.1717in" style:type="center"/>
        </style:tab-stops>
      </style:paragraph-properties>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9242c" officeooo:paragraph-rsid="000c2054" style:letter-kerning="false" style:font-name-asian="Calibri3"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c2054" style:letter-kerning="false" style:font-name-asian="Calibri3"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a07c5" officeooo:paragraph-rsid="000c2054" style:letter-kerning="false" style:font-name-asian="Calibri3"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c3668" officeooo:paragraph-rsid="000c2054" style:letter-kerning="false" style:font-name-asian="Calibri3" style:font-size-asian="11pt" style:language-asian="en" style:country-asian="US" style:font-size-complex="11pt" style:language-complex="ar" style:country-complex="SA"/>
    </style:style>
    <style:style style:name="P10" style:family="paragraph" style:parent-style-name="Standard">
      <loext:graphic-properties draw:fill="solid" draw:fill-color="#ffffff"/>
      <style:paragraph-properties fo:margin-top="0in" fo:margin-bottom="0in" style:contextual-spacing="false" fo:background-color="#ffffff"/>
      <style:text-properties fo:color="#333333" loext:opacity="100%" style:font-name="Arial" fo:font-size="10.5pt" style:font-name-asian="Arial1" style:font-size-asian="10.5pt" style:font-name-complex="Arial1" style:font-size-complex="10.5pt"/>
    </style:style>
    <style:style style:name="P11" style:family="paragraph" style:parent-style-name="Heading_20_2">
      <loext:graphic-properties draw:fill="solid" draw:fill-color="#ffffff"/>
      <style:paragraph-properties fo:background-color="#ffffff"/>
    </style:style>
    <style:style style:name="P12" style:family="paragraph" style:parent-style-name="Standard" style:list-style-name="WWNum3">
      <style:paragraph-properties fo:margin-top="0in" fo:margin-bottom="0in" style:contextual-spacing="false" fo:line-height="100%"/>
      <style:text-properties officeooo:paragraph-rsid="000c2054"/>
    </style:style>
    <style:style style:name="P13" style:family="paragraph" style:parent-style-name="Standard" style:list-style-name="WWNum3">
      <style:paragraph-properties fo:margin-top="0in" fo:margin-bottom="0in" style:contextual-spacing="false"/>
      <style:text-properties officeooo:paragraph-rsid="000db1fc"/>
    </style:style>
    <style:style style:name="P14" style:family="paragraph" style:parent-style-name="Standard" style:list-style-name="WWNum3">
      <style:paragraph-properties fo:margin-top="0in" fo:margin-bottom="0in" style:contextual-spacing="false"/>
      <style:text-properties officeooo:paragraph-rsid="00150cda"/>
    </style:style>
    <style:style style:name="P15" style:family="paragraph" style:parent-style-name="Standard" style:list-style-name="WWNum3">
      <style:paragraph-properties fo:margin-top="0in" fo:margin-bottom="0in" style:contextual-spacing="false"/>
    </style:style>
    <style:style style:name="P16" style:family="paragraph" style:parent-style-name="Standard" style:list-style-name="WWNum3">
      <style:paragraph-properties fo:margin-top="0in" fo:margin-bottom="0in" style:contextual-spacing="false" fo:line-height="100%"/>
      <style:text-properties officeooo:paragraph-rsid="000db1fc"/>
    </style:style>
    <style:style style:name="P17" style:family="paragraph" style:parent-style-name="Standard" style:list-style-name="WWNum3">
      <style:paragraph-properties fo:margin-top="0in" fo:margin-bottom="0in" style:contextual-spacing="false"/>
      <style:text-properties officeooo:paragraph-rsid="00130637"/>
    </style:style>
    <style:style style:name="P18" style:family="paragraph" style:parent-style-name="Standard" style:list-style-name="WWNum3">
      <style:paragraph-properties fo:margin-top="0in" fo:margin-bottom="0in" style:contextual-spacing="false" fo:line-height="100%"/>
      <style:text-properties style:font-name="Calibri1" fo:font-size="11pt" fo:language="en" fo:country="US" officeooo:rsid="001c3668" officeooo:paragraph-rsid="000db1fc" style:letter-kerning="false" style:font-name-asian="Calibri3" style:font-size-asian="11pt" style:language-asian="en" style:country-asian="US" style:font-size-complex="11pt" style:language-complex="ar" style:country-complex="SA"/>
    </style:style>
    <style:style style:name="P19" style:family="paragraph" style:parent-style-name="Standard">
      <style:text-properties fo:font-weight="bold" officeooo:rsid="001944bf" style:font-weight-asian="bold" style:font-weight-complex="bold"/>
    </style:style>
    <style:style style:name="P20" style:family="paragraph" style:parent-style-name="Standard">
      <style:text-properties fo:font-weight="normal" officeooo:rsid="001a22a0" officeooo:paragraph-rsid="001a22a0" style:font-weight-asian="normal" style:font-weight-complex="normal"/>
    </style:style>
    <style:style style:name="P21" style:family="paragraph" style:parent-style-name="Standard">
      <style:text-properties fo:font-weight="bold" officeooo:rsid="001a22a0" officeooo:paragraph-rsid="001a22a0" style:font-weight-asian="bold" style:font-weight-complex="bold"/>
    </style:style>
    <style:style style:name="P22" style:family="paragraph" style:parent-style-name="Standard">
      <style:text-properties fo:font-weight="normal" officeooo:rsid="001bf991" officeooo:paragraph-rsid="001e01a4" style:font-weight-asian="normal" style:font-weight-complex="normal"/>
    </style:style>
    <style:style style:name="P23" style:family="paragraph" style:parent-style-name="Standard">
      <style:text-properties fo:font-weight="bold" officeooo:rsid="001944bf" officeooo:paragraph-rsid="001944bf" style:font-weight-asian="bold" style:font-weight-complex="bold"/>
    </style:style>
    <style:style style:name="P24" style:family="paragraph" style:parent-style-name="Standard">
      <style:text-properties fo:font-weight="normal" officeooo:rsid="001c8658" officeooo:paragraph-rsid="001c8658" style:font-weight-asian="normal" style:font-weight-complex="normal"/>
    </style:style>
    <style:style style:name="P25" style:family="paragraph" style:parent-style-name="Standard">
      <style:text-properties officeooo:paragraph-rsid="001944bf"/>
    </style:style>
    <style:style style:name="P26" style:family="paragraph" style:parent-style-name="Standard">
      <style:text-properties officeooo:paragraph-rsid="001fd651"/>
    </style:style>
    <style:style style:name="P27" style:family="paragraph" style:parent-style-name="Standard">
      <style:text-properties officeooo:rsid="0018f247" officeooo:paragraph-rsid="001944bf"/>
    </style:style>
    <style:style style:name="P28" style:family="paragraph" style:parent-style-name="Standard">
      <style:text-properties fo:font-weight="normal" officeooo:rsid="001d6cbb" officeooo:paragraph-rsid="001d6cbb" style:font-weight-asian="normal" style:font-weight-complex="normal"/>
    </style:style>
    <style:style style:name="P29" style:family="paragraph" style:parent-style-name="Standard">
      <style:paragraph-properties fo:margin-top="0in" fo:margin-bottom="0in" style:contextual-spacing="false"/>
    </style:style>
    <style:style style:name="P30" style:family="paragraph" style:parent-style-name="Text_20_body">
      <style:paragraph-properties fo:line-height="115%"/>
      <style:text-properties officeooo:rsid="002ede32" officeooo:paragraph-rsid="000d9e63"/>
    </style:style>
    <style:style style:name="P31" style:family="paragraph" style:parent-style-name="Standard">
      <style:paragraph-properties fo:line-height="115%"/>
      <style:text-properties officeooo:paragraph-rsid="000d9e63"/>
    </style:style>
    <style:style style:name="P32" style:family="paragraph" style:parent-style-name="Text_20_body">
      <style:paragraph-properties fo:line-height="115%"/>
      <style:text-properties officeooo:paragraph-rsid="000d9e63"/>
    </style:style>
    <style:style style:name="T1" style:family="text">
      <style:text-properties fo:color="#003057" loext:opacity="100%" fo:font-family="'Libre Baskerville'" fo:font-size="22pt" fo:font-weight="bold" style:font-family-asian="'Libre Baskerville'" style:font-family-generic-asian="system" style:font-pitch-asian="variable" style:font-size-asian="22pt" style:font-weight-asian="bold" style:font-family-complex="'Libre Baskerville'" style:font-family-generic-complex="system" style:font-pitch-complex="variable" style:font-size-complex="22pt" style:font-weight-complex="bold"/>
    </style:style>
    <style:style style:name="T2" style:family="text">
      <style:text-properties officeooo:rsid="000c2054"/>
    </style:style>
    <style:style style:name="T3" style:family="text">
      <style:text-properties style:font-name="Calibri1" fo:font-size="11pt" fo:language="en" fo:country="US" officeooo:rsid="00213ac8" style:letter-kerning="false" style:font-name-asian="Calibri3" style:font-size-asian="11pt" style:language-asian="en" style:country-asian="US" style:font-size-complex="11pt" style:language-complex="ar" style:country-complex="SA"/>
    </style:style>
    <style:style style:name="T4" style:family="text">
      <style:text-properties style:font-name="Calibri1" fo:font-size="11pt" fo:language="en" fo:country="US" fo:font-weight="normal" style:letter-kerning="false" style:font-name-asian="Calibri3" style:font-size-asian="11pt" style:language-asian="en" style:country-asian="US" style:font-weight-asian="normal" style:font-size-complex="11pt" style:language-complex="ar" style:country-complex="SA" style:font-weight-complex="normal"/>
    </style:style>
    <style:style style:name="T5" style:family="text">
      <style:text-properties style:font-name="Calibri1" fo:font-size="11pt" fo:language="en" fo:country="US" fo:font-weight="normal" officeooo:rsid="00333537" style:letter-kerning="false" style:font-name-asian="Calibri3" style:font-size-asian="11pt" style:language-asian="en" style:country-asian="US" style:font-weight-asian="normal" style:font-size-complex="11pt" style:language-complex="ar" style:country-complex="SA" style:font-weight-complex="normal"/>
    </style:style>
    <style:style style:name="T6" style:family="text">
      <style:text-properties officeooo:rsid="001c4560"/>
    </style:style>
    <style:style style:name="T7" style:family="text">
      <style:text-properties fo:color="#333333" loext:opacity="100%" style:font-name="Arial" fo:font-size="10.5pt" style:font-name-asian="Arial1" style:font-size-asian="10.5pt" style:font-name-complex="Arial1" style:font-size-complex="10.5pt"/>
    </style:style>
    <style:style style:name="T8" style:family="text">
      <style:text-properties style:font-name="Calibri1" fo:font-size="11pt" fo:language="en" fo:country="US" officeooo:rsid="001c3668" style:letter-kerning="false" style:font-name-asian="Calibri3" style:font-size-asian="11pt" style:language-asian="en" style:country-asian="US" style:font-size-complex="11pt" style:language-complex="ar" style:country-complex="SA"/>
    </style:style>
    <style:style style:name="T9" style:family="text">
      <style:text-properties fo:font-weight="bold" style:font-weight-asian="bold" style:font-weight-complex="bold"/>
    </style:style>
    <style:style style:name="T10" style:family="text">
      <style:text-properties officeooo:rsid="000e55df"/>
    </style:style>
    <style:style style:name="T11" style:family="text">
      <style:text-properties officeooo:rsid="00150cda"/>
    </style:style>
    <style:style style:name="T12" style:family="text">
      <style:text-properties officeooo:rsid="001b2006"/>
    </style:style>
    <style:style style:name="T13" style:family="text">
      <style:text-properties officeooo:rsid="00193816"/>
    </style:style>
    <style:style style:name="T14" style:family="text">
      <style:text-properties officeooo:rsid="00100064"/>
    </style:style>
    <style:style style:name="T15" style:family="text">
      <style:text-properties officeooo:rsid="00112a88"/>
    </style:style>
    <style:style style:name="T16" style:family="text">
      <style:text-properties officeooo:rsid="00130637"/>
    </style:style>
    <style:style style:name="T17" style:family="text">
      <style:text-properties officeooo:rsid="0011803d"/>
    </style:style>
    <style:style style:name="T18" style:family="text">
      <style:text-properties fo:font-weight="bold" officeooo:rsid="00130637" style:font-weight-asian="bold" style:font-weight-complex="bold"/>
    </style:style>
    <style:style style:name="T19" style:family="text">
      <style:text-properties officeooo:rsid="00132a2b"/>
    </style:style>
    <style:style style:name="T20" style:family="text">
      <style:text-properties officeooo:rsid="001565ce"/>
    </style:style>
    <style:style style:name="T21" style:family="text">
      <style:text-properties officeooo:rsid="0015fde8"/>
    </style:style>
    <style:style style:name="T22" style:family="text">
      <style:text-properties style:font-name="Calibri1" fo:font-size="11pt" fo:language="en" fo:country="US" fo:font-weight="bold" officeooo:rsid="001c3668" style:letter-kerning="false" style:font-name-asian="Calibri3" style:font-size-asian="11pt" style:language-asian="en" style:country-asian="US" style:font-weight-asian="bold" style:font-size-complex="11pt" style:language-complex="ar" style:country-complex="SA" style:font-weight-complex="bold"/>
    </style:style>
    <style:style style:name="T23" style:family="text">
      <style:text-properties style:font-name="Calibri1" fo:font-size="11pt" fo:language="en" fo:country="US" officeooo:rsid="0015fde8" style:letter-kerning="false" style:font-name-asian="Calibri3" style:font-size-asian="11pt" style:language-asian="en" style:country-asian="US" style:font-size-complex="11pt" style:language-complex="ar" style:country-complex="SA"/>
    </style:style>
    <style:style style:name="T24" style:family="text">
      <style:text-properties officeooo:rsid="001bf991"/>
    </style:style>
    <style:style style:name="T25" style:family="text">
      <style:text-properties officeooo:rsid="001c8658"/>
    </style:style>
    <style:style style:name="T26" style:family="text">
      <style:text-properties officeooo:rsid="001e01a4"/>
    </style:style>
    <style:style style:name="T27" style:family="text">
      <style:text-properties fo:font-weight="bold" officeooo:rsid="001944bf" style:font-weight-asian="bold" style:font-weight-complex="bold"/>
    </style:style>
    <style:style style:name="T28" style:family="text">
      <style:text-properties fo:font-weight="bold" officeooo:rsid="001a22a0" style:font-weight-asian="bold" style:font-weight-complex="bold"/>
    </style:style>
    <style:style style:name="T29" style:family="text">
      <style:text-properties fo:font-weight="normal" officeooo:rsid="001fd651" style:font-weight-asian="normal" style:font-weight-complex="normal"/>
    </style:style>
    <style:style style:name="T30" style:family="text">
      <style:text-properties fo:font-weight="normal" officeooo:rsid="001e01a4" style:font-weight-asian="normal" style:font-weight-complex="normal"/>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italic" officeooo:rsid="002ab6ce" style:font-style-asian="italic" style:font-style-complex="italic"/>
    </style:style>
    <style:style style:name="T35" style:family="text">
      <style:text-properties officeooo:rsid="002ab6ce"/>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TextSection">
        <text:p text:style-name="P2" loext:marker-style-name="T1"><text:span text:style-name="T1">Task 2 Template </text:span><text:span text:style-name="T1"/></text:p>
        <text:h text:style-name="P3" text:outline-level="1">Your Prototype</text:h>
        <table:table table:name="Table1" table:style-name="Table1">
          <table:table-column table:style-name="Table1.A"/>
          <table:table-column table:style-name="Table1.B"/>
          <table:table-row table:style-name="Table1.1">
            <table:table-cell table:style-name="Table1.A1" office:value-type="string">
              <text:p text:style-name="Standard">Name: <text:span text:style-name="T2">Eduardo Salinas</text:span></text:p>
            </table:table-cell>
            <table:table-cell table:style-name="Table1.B1" office:value-type="string">
              <text:p text:style-name="Standard"/>
            </table:table-cell>
          </table:table-row>
          <table:table-row table:style-name="Table1.1">
            <table:table-cell table:style-name="Table1.A1" office:value-type="string">
              <text:p text:style-name="P4">ID: <text:span text:style-name="T3">REMOVED</text:span></text:p>
            </table:table-cell>
            <table:table-cell table:style-name="Table1.B2" office:value-type="string">
              <text:p text:style-name="Standard"/>
            </table:table-cell>
          </table:table-row>
          <table:table-row table:style-name="Table1.3">
            <table:table-cell table:style-name="Table1.A1" table:number-columns-spanned="2" office:value-type="string">
              <text:p text:style-name="P4">Prototype Link: <text:a xlink:type="simple" xlink:href="https://www.figma.com/proto/jnyLhThFr4BnamKvM0hfDa/D479-Project-1---User-Experience?node-id=1072-30&amp;p=f&amp;t=hqFn1HUlhXofL5Rh-1&amp;scaling=min-zoom&amp;content-scaling=fixed&amp;page-id=1067%3A29&amp;starting-point-node-id=1072%3A30" text:style-name="Internet_20_link" text:visited-style-name="Visited_20_Internet_20_Link"><text:span text:style-name="T4">https://www.figma.com/proto/jnyLhThFr4BnamKvM0hfDa/D479-Project-1---User-Experience?node-id=1072-30&amp;p=f&amp;t=hqFn1HUlhXofL5Rh-1&amp;scaling=min-zoom&amp;content-scaling=fixed&amp;page-id=1067%3A29&amp;starting-point-node-id=1072%3A30</text:span></text:a></text:p>
            </table:table-cell>
            <table:covered-table-cell/>
          </table:table-row>
          <table:table-row table:style-name="Table1.4">
            <table:table-cell table:style-name="Table1.A4" table:number-columns-spanned="2" office:value-type="string">
              <text:p text:style-name="Standard"/>
            </table:table-cell>
            <table:covered-table-cell/>
          </table:table-row>
          <table:table-row table:style-name="Table1.5">
            <table:table-cell table:style-name="Table1.A1" table:number-columns-spanned="2" office:value-type="string">
              <text:p text:style-name="P5">Five Objective Usability Tasks:<text:tab/></text:p>
            </table:table-cell>
            <table:covered-table-cell/>
          </table:table-row>
          <table:table-row table:style-name="Table1.6">
            <table:table-cell table:style-name="Table1.A6" table:number-columns-spanned="2" office:value-type="string">
              <text:p text:style-name="P4">1. <text:span text:style-name="T5">Find the name of one restaurant that serves Pan-Asian cuisine.</text:span></text:p>
              <text:p text:style-name="P4">2. <text:span text:style-name="T5">What are three entertainment options available in Merriton Landing?</text:span></text:p>
              <text:p text:style-name="P4">3. <text:span text:style-name="T5">What transportation options are available from the airport?</text:span></text:p>
              <text:p text:style-name="P4">4. <text:span text:style-name="T5">Where can you rent a bike on the island?</text:span></text:p>
              <text:p text:style-name="P4">5. <text:span text:style-name="T5">Identify two lodging options available on the island.</text:span></text:p>
              <text:p text:style-name="Standard"/>
            </table:table-cell>
            <table:covered-table-cell/>
          </table:table-row>
        </table:table>
        <text:p text:style-name="Standard"/>
        <text:h text:style-name="Heading_20_1" text:outline-level="1">Your Completed Peer Reviews</text:h>
        <text:h text:style-name="Heading_20_3" text:outline-level="3">Review 1</text:h>
        <table:table table:name="Table2" table:style-name="Table2">
          <table:table-column table:style-name="Table2.A"/>
          <table:table-row table:style-name="Table2.1">
            <table:table-cell table:style-name="Table2.A1" office:value-type="string">
              <text:p text:style-name="Standard">Name of the Prototype Owner:</text:p>
            </table:table-cell>
          </table:table-row>
          <table:table-row table:style-name="Table2.2">
            <table:table-cell table:style-name="Table2.A2" office:value-type="string">
              <text:p text:style-name="P6">Teofilo Francisco</text:p>
            </table:table-cell>
          </table:table-row>
          <table:table-row table:style-name="Table2.1">
            <table:table-cell table:style-name="Table2.A1" office:value-type="string">
              <text:p text:style-name="Standard">Your Panopto Review Link:</text:p>
            </table:table-cell>
          </table:table-row>
          <table:table-row table:style-name="Table2.4">
            <table:table-cell table:style-name="Table2.A4" office:value-type="string">
              <text:p text:style-name="P7">https://wgu.hosted.panopto.com/Panopto/Pages/Viewer.aspx?id=a6f50bd2-d66e-45d8-8d2c-b2b801382d4c</text:p>
            </table:table-cell>
          </table:table-row>
        </table:table>
        <text:p text:style-name="Standard"/>
        <text:h text:style-name="Heading_20_3" text:outline-level="3">Review 2</text:h>
        <table:table table:name="Table3" table:style-name="Table3">
          <table:table-column table:style-name="Table3.A"/>
          <table:table-row table:style-name="Table3.1">
            <table:table-cell table:style-name="Table3.A1" office:value-type="string">
              <text:p text:style-name="Standard">Name of the Prototype Owner:</text:p>
            </table:table-cell>
          </table:table-row>
          <table:table-row table:style-name="Table3.2">
            <table:table-cell table:style-name="Table3.A2" office:value-type="string">
              <text:p text:style-name="P8">Octavian <text:span text:style-name="T6">Crofton</text:span></text:p>
            </table:table-cell>
          </table:table-row>
          <table:table-row table:style-name="Table3.1">
            <table:table-cell table:style-name="Table3.A1" office:value-type="string">
              <text:p text:style-name="Standard">Your Panopto Review Link:<text:soft-page-break/></text:p>
            </table:table-cell>
          </table:table-row>
          <table:table-row table:style-name="Table3.4">
            <table:table-cell table:style-name="Table3.A4" office:value-type="string">
              <text:p text:style-name="P7">https://wgu.hosted.panopto.com/Panopto/Pages/Viewer.aspx?id=64a6a9a2-b377-479c-a027-b2b8013ea2cf</text:p>
            </table:table-cell>
          </table:table-row>
        </table:table>
        <text:p text:style-name="Standard"/>
        <text:h text:style-name="Heading_20_3" text:outline-level="3">Review 3</text:h>
        <table:table table:name="Table4" table:style-name="Table4">
          <table:table-column table:style-name="Table4.A"/>
          <table:table-row table:style-name="Table4.1">
            <table:table-cell table:style-name="Table4.A1" office:value-type="string">
              <text:p text:style-name="Standard">Name of the Prototype Owner:</text:p>
            </table:table-cell>
          </table:table-row>
          <table:table-row table:style-name="Table4.2">
            <table:table-cell table:style-name="Table4.A2" office:value-type="string">
              <text:p text:style-name="P7">Ame Gbossou</text:p>
            </table:table-cell>
          </table:table-row>
          <table:table-row table:style-name="Table4.1">
            <table:table-cell table:style-name="Table4.A1" office:value-type="string">
              <text:p text:style-name="Standard">Your Panopto Review Link:</text:p>
            </table:table-cell>
          </table:table-row>
          <table:table-row table:style-name="Table4.4">
            <table:table-cell table:style-name="Table4.A4" office:value-type="string">
              <text:p text:style-name="P7">https://wgu.hosted.panopto.com/Panopto/Pages/Viewer.aspx?id=c5cb9a37-60c5-4179-bca9-b2b8014328a7</text:p>
            </table:table-cell>
          </table:table-row>
        </table:table>
        <text:p text:style-name="Standard"/>
        <text:p text:style-name="Standard"><text:bookmark text:name="_heading=h.xyz2ip97j78z"/></text:p>
        <text:h text:style-name="Heading_20_1" text:outline-level="1">Peer Reviews of Your Prototype</text:h>
        <text:h text:style-name="Heading_20_3" text:outline-level="3">Review 1</text:h>
        <table:table table:name="Table5" table:style-name="Table5">
          <table:table-column table:style-name="Table5.A"/>
          <table:table-row table:style-name="Table5.1">
            <table:table-cell table:style-name="Table5.A1" office:value-type="string">
              <text:p text:style-name="Standard">Name of Peer Reviewer:</text:p>
            </table:table-cell>
          </table:table-row>
          <table:table-row table:style-name="Table5.2">
            <table:table-cell table:style-name="Table5.A2" office:value-type="string">
              <text:p text:style-name="P9">James Frandsen</text:p>
            </table:table-cell>
          </table:table-row>
          <table:table-row table:style-name="Table5.1">
            <table:table-cell table:style-name="Table5.A1" office:value-type="string">
              <text:p text:style-name="Standard">Panopto Review Link: </text:p>
            </table:table-cell>
          </table:table-row>
          <table:table-row table:style-name="Table5.4">
            <table:table-cell table:style-name="Table5.A4" office:value-type="string">
              <text:p text:style-name="P7">https://wgu.hosted.panopto.com/Panopto/Pages/Viewer.aspx?id=5f12d700-482d-48ed-88c4-b2b90010193b</text:p>
            </table:table-cell>
          </table:table-row>
        </table:table>
        <text:p text:style-name="Standard"/>
        <text:h text:style-name="Heading_20_3" text:outline-level="3">Review 2</text:h>
        <table:table table:name="Table6" table:style-name="Table6">
          <table:table-column table:style-name="Table6.A"/>
          <table:table-row table:style-name="Table6.1">
            <table:table-cell table:style-name="Table6.A1" office:value-type="string">
              <text:p text:style-name="Standard">Name of Peer Reviewer:</text:p>
            </table:table-cell>
          </table:table-row>
          <table:table-row table:style-name="Table6.2">
            <table:table-cell table:style-name="Table6.A2" office:value-type="string">
              <text:p text:style-name="P9">Octavian Crofton</text:p>
            </table:table-cell>
          </table:table-row>
          <table:table-row table:style-name="Table6.1">
            <table:table-cell table:style-name="Table6.A1" office:value-type="string">
              <text:p text:style-name="Standard">Panopto Review Link: </text:p>
            </table:table-cell>
          </table:table-row>
          <table:table-row table:style-name="Table6.4">
            <table:table-cell table:style-name="Table6.A4" office:value-type="string">
              <text:p text:style-name="P7">https://wgu.hosted.panopto.com/Panopto/Pages/Viewer.aspx?id=c163c058-20da-454c-84fb-b2b90032743d</text:p>
            </table:table-cell>
          </table:table-row>
        </table:table>
        <text:p text:style-name="Standard"/>
        <text:h text:style-name="Heading_20_3" text:outline-level="3">Review 3</text:h>
        <table:table table:name="Table7" table:style-name="Table7">
          <table:table-column table:style-name="Table7.A"/>
          <table:table-row table:style-name="Table7.1">
            <table:table-cell table:style-name="Table7.A1" office:value-type="string">
              <text:p text:style-name="Standard">Name of Peer Reviewer:</text:p>
            </table:table-cell>
          </table:table-row>
          <table:table-row table:style-name="Table7.2">
            <table:table-cell table:style-name="Table7.A2" office:value-type="string">
              <text:p text:style-name="P9">Mitchell Carter</text:p>
            </table:table-cell>
          </table:table-row>
          <table:table-row table:style-name="Table7.1">
            <table:table-cell table:style-name="Table7.A1" office:value-type="string">
              <text:p text:style-name="Standard">Panopto Review Link: </text:p>
            </table:table-cell>
          </table:table-row>
          <text:soft-page-break/>
          <table:table-row table:style-name="Table7.4">
            <table:table-cell table:style-name="Table7.A4" office:value-type="string">
              <text:p text:style-name="P7">https://wgu.hosted.panopto.com/Panopto/Pages/Viewer.aspx?id=18f000d7-3aee-4038-ba7a-b2b900d97929</text:p>
            </table:table-cell>
          </table:table-row>
        </table:table>
        <text:p text:style-name="P10" loext:marker-style-name="T7"/>
        <text:p text:style-name="P10" loext:marker-style-name="T7"/>
        <text:p text:style-name="P10" loext:marker-style-name="T7"/>
        <text:p text:style-name="P10" loext:marker-style-name="T7"/>
        <text:p text:style-name="P10" loext:marker-style-name="T7"/>
        <text:p text:style-name="P10" loext:marker-style-name="T7"/>
        <text:p text:style-name="P10" loext:marker-style-name="T7"/>
        <text:p text:style-name="P10" loext:marker-style-name="T7"/>
        <text:p text:style-name="P10" loext:marker-style-name="T7"/>
        <text:h text:style-name="P11" text:outline-level="2"><text:bookmark text:name="_heading=h.kilh01jvnr5q"/>Feedback</text:h>
        <text:list text:style-name="WWNum3">
          <text:list-item>
            <text:p text:style-name="P12"><text:span text:style-name="T8">James Frandsen</text:span> </text:p>
            <text:list>
              <text:list-item>
                <text:p text:style-name="P13">Task 1: <text:s/><text:span text:style-name="T5">Find the name of one restaurant that serves Pan-Asian cuisine.</text:span></text:p>
                <text:list>
                  <text:list-item>
                    <text:p text:style-name="P14"><text:span text:style-name="T9">Nonactionable</text:span>: <text:span text:style-name="T10">Easily found at least one restaurant that serves Pan-Asian cuisine. </text:span><text:span text:style-name="T11">No changes needed.</text:span></text:p>
                  </text:list-item>
                </text:list>
              </text:list-item>
              <text:list-item>
                <text:p text:style-name="P13">Task 2: <text:span text:style-name="T5">What are three entertainment options available in Merriton Landing?</text:span></text:p>
                <text:list>
                  <text:list-item>
                    <text:p text:style-name="P15"><text:span text:style-name="T9">Actionable</text:span>: <text:span text:style-name="T10">Took too long to find and the text was not easily legible. Will increase </text:span><text:span text:style-name="T12">font</text:span><text:span text:style-name="T10">-</text:span><text:span text:style-name="T12">size</text:span><text:span text:style-name="T10"> for the description of each entertainment option.</text:span></text:p>
                  </text:list-item>
                </text:list>
              </text:list-item>
              <text:list-item>
                <text:p text:style-name="P13">Task 3: <text:span text:style-name="T5">What transportation options are available from the airport?</text:span></text:p>
                <text:list>
                  <text:list-item>
                    <text:p text:style-name="P15"><text:span text:style-name="T9">Actionable</text:span>: <text:span text:style-name="T10">Text was from “Explore on Foot or Wheels” and took too long for the user to find and the text should be moved to under the airport texts.</text:span></text:p>
                  </text:list-item>
                </text:list>
              </text:list-item>
              <text:list-item>
                <text:p text:style-name="P13">Task 4: <text:span text:style-name="T5">Where can you rent a bike on the island?</text:span></text:p>
                <text:list>
                  <text:list-item>
                    <text:p text:style-name="P14"><text:span text:style-name="T9">Nonactionable</text:span>: <text:span text:style-name="T10">Easily found the information under “Explore on Foot or Wheels”. </text:span><text:span text:style-name="T11">No changes needed.</text:span></text:p>
                  </text:list-item>
                </text:list>
              </text:list-item>
              <text:list-item>
                <text:p text:style-name="P13">Task 5: <text:span text:style-name="T5">Identify two lodging options available on the island.</text:span></text:p>
                <text:list>
                  <text:list-item>
                    <text:p text:style-name="P15"><text:span text:style-name="T9">Actionable</text:span>: <text:span text:style-name="T10">Information was found but not easily discerned that the lodging information in the Home page. </text:span><text:span text:style-name="T13">User also recommended the ability to reserve in the lodging section/new lodging page. </text:span><text:span text:style-name="T10">Information </text:span><text:span text:style-name="T13">will</text:span><text:span text:style-name="T10"> be further segmented into clickable lodging reservations </text:span><text:span text:style-name="T13">and in further detail in a new page</text:span><text:span text:style-name="T10">.</text:span></text:p>
                  </text:list-item>
                </text:list>
              </text:list-item>
            </text:list>
          </text:list-item>
          <text:list-item>
            <text:p text:style-name="P16"><text:span text:style-name="T8">Octavian Crofton</text:span> </text:p>
            <text:list>
              <text:list-item>
                <text:p text:style-name="P13">Task 1: <text:s/><text:span text:style-name="T5">Find the name of one restaurant that serves Pan-Asian cuisine.</text:span></text:p>
                <text:list>
                  <text:list-item>
                    <text:p text:style-name="P13"><text:span text:style-name="T9">Actionable</text:span>: <text:span text:style-name="T14">User took too long to find the restaurant. </text:span><text:span text:style-name="T15">Also complained about the font-size. </text:span><text:span text:style-name="T14">Font-</text:span><text:span text:style-name="T12">size </text:span><text:span text:style-name="T16">will</text:span><text:span text:style-name="T14"> be increased and grouped differently, similar to James Frandsen’s feedback on task 2.</text:span></text:p>
                  </text:list-item>
                </text:list>
              </text:list-item>
              <text:list-item>
                <text:p text:style-name="P13">Task 2: <text:span text:style-name="T5">What are three entertainment options available in Merriton Landing?</text:span></text:p>
                <text:list>
                  <text:list-item>
                    <text:p text:style-name="P13"><text:span text:style-name="T9">Actionable</text:span>: <text:span text:style-name="T17">User found information easily but did have to lean into screen to read the information. </text:span><text:span text:style-name="T16">Will increase font-size. </text:span><text:span text:style-name="T17">Similar to James Frandsen’s feedback on task 2.</text:span></text:p>
                  </text:list-item>
                </text:list>
              </text:list-item>
              <text:list-item>
                <text:p text:style-name="P13">Task 3: <text:span text:style-name="T5">What transportation options are available from the airport?</text:span></text:p>
                <text:list>
                  <text:list-item>
                    <text:p text:style-name="P17"><text:span text:style-name="T9">Actionable</text:span>: <text:span text:style-name="T16">Had same issue on finding information as James Frandsen and looked under the airport information first but the information was under the </text:span><text:span text:style-name="T10">“Explore on Foot or Wheels”. </text:span><text:span text:style-name="T16">Will move text to the airport description and increase font-size.</text:span></text:p>
                  </text:list-item>
                </text:list>
              </text:list-item>
              <text:list-item>
                <text:p text:style-name="P13">Task 4: <text:span text:style-name="T5">Where can you rent a bike on the island?</text:span></text:p>
                <text:list>
                  <text:list-item>
                    <text:p text:style-name="P13"><text:soft-page-break/><text:span text:style-name="T18">N</text:span><text:span text:style-name="T9">onactionable</text:span>: <text:span text:style-name="T16">User easily found the information, no changes needed.</text:span></text:p>
                  </text:list-item>
                </text:list>
              </text:list-item>
              <text:list-item>
                <text:p text:style-name="P13">Task 5: <text:span text:style-name="T5">Identify two lodging options available on the island.</text:span></text:p>
                <text:list>
                  <text:list-item>
                    <text:p text:style-name="P16"><text:span text:style-name="T9">Actionable</text:span>: <text:span text:style-name="T19">Given the task, user were searching for a separate lodging page instead of going to the home page for the brief information for lodging. Can be added to another page and with reservation options on page, similar to James Frandsen’s feedback.</text:span></text:p>
                  </text:list-item>
                </text:list>
              </text:list-item>
            </text:list>
          </text:list-item>
          <text:list-item>
            <text:p text:style-name="P18">Mitchell Carter </text:p>
            <text:list>
              <text:list-item>
                <text:p text:style-name="P13">Task 1: <text:s/><text:span text:style-name="T5">Find the name of one restaurant that serves Pan-Asian cuisine.</text:span></text:p>
                <text:list>
                  <text:list-item>
                    <text:p text:style-name="P13"><text:span text:style-name="T9">Nonactionable</text:span>: <text:span text:style-name="T11">Found easily, but did take some time to get to the information due to the Figma prototype </text:span><text:span text:style-name="T20">header and footer </text:span><text:span text:style-name="T11">not working well </text:span><text:span text:style-name="T20">(Figma issue, not prototype issue)</text:span><text:span text:style-name="T11">. No changes needed.</text:span></text:p>
                  </text:list-item>
                </text:list>
              </text:list-item>
              <text:list-item>
                <text:p text:style-name="P13">Task 2: <text:span text:style-name="T5">What are three entertainment options available in Merriton Landing?</text:span></text:p>
                <text:list>
                  <text:list-item>
                    <text:p text:style-name="P13"><text:span text:style-name="T9">Actionable</text:span>: <text:span text:style-name="T20">User easily found the information but did have to lean forward to read the text. The text font-size will be increased.</text:span></text:p>
                  </text:list-item>
                </text:list>
              </text:list-item>
              <text:list-item>
                <text:p text:style-name="P13">Task 3: <text:span text:style-name="T5">What transportation options are available from the airport?</text:span></text:p>
                <text:list>
                  <text:list-item>
                    <text:p text:style-name="P13"><text:span text:style-name="T9">Actionable</text:span>: <text:span text:style-name="T20">User looked for information under the airport section for the “Transit” page and it took too long to find the information. Just as with the other user’s feedback, the informational text will be moved to under the airport section to be found more easily.</text:span></text:p>
                  </text:list-item>
                </text:list>
              </text:list-item>
              <text:list-item>
                <text:p text:style-name="P13">Task 4: <text:span text:style-name="T5">Where can you rent a bike on the island?</text:span></text:p>
                <text:list>
                  <text:list-item>
                    <text:p text:style-name="P13"><text:span text:style-name="T9">Nonactionable</text:span>: <text:span text:style-name="T21">User found the information easily with no difficulty in reading the text as well.</text:span></text:p>
                  </text:list-item>
                </text:list>
              </text:list-item>
              <text:list-item>
                <text:p text:style-name="P13">Task 5: <text:span text:style-name="T5">Identify two lodging options available on the island.</text:span></text:p>
                <text:list>
                  <text:list-item>
                    <text:p text:style-name="P16"><text:span text:style-name="T22">Actionable</text:span><text:span text:style-name="T8">: </text:span><text:span text:style-name="T23">User was looking for the lodging page instead of going to the “Home” page immediately. Adding a “Lodging” page will be done as all users had the same issue.</text:span></text:p>
                  </text:list-item>
                </text:list>
              </text:list-item>
            </text:list>
          </text:list-item>
        </text:list>
        <text:p text:style-name="Standard"/>
        <text:p text:style-name="Standard">E. Summary of what changes you made based on what the user wrote for each section</text:p>
        <text:p text:style-name="P19">Persona Profile:</text:p>
        <text:p text:style-name="P20"><text:tab/>Jackson Kier, the <text:span text:style-name="T24">persona profile</text:span> for the project, was a tech-enthusiast type of person. With his tech-background as well, my envisioning for the site was modern, <text:span text:style-name="T12">minimal font-sizes</text:span>, eye-catching pictures, and emphasizing uniqueness and local attractions of Taniti. This influenced the project as the wireframe design for the website was now going to be focused on having large images, rounded boxes, <text:span text:style-name="T12">small font-sizes, </text:span>and an overall “modern” user interface.</text:p>
        <text:p text:style-name="P21">Wireframe Design:</text:p>
        <text:p text:style-name="P22"><text:tab/>Throughout my wireframe design, I tried to keep my persona profile inline with my continuous additions and changes. There were times were I had bulky text boxes with large font-sizes that neglected the plan. I continuously changed the font-sizes and size of certain text boxes to be as minimal as possible. <text:span text:style-name="T25">Some image sections were also not large enough, as I wished to make a “modern” website that had eye-capturing images. </text:span><text:span text:style-name="T26">I also added all dining, entertainment, transit and contact sections throughout all the pages. </text:span><text:span text:style-name="T25">I then reformatted some sections to have the placement of a large </text:span><text:span text:style-name="T26">image placeholder</text:span><text:span text:style-name="T25"> and still have legible text, such as the contact section and the transit sections. </text:span><text:span text:style-name="T26">For the dining </text:span><text:soft-page-break/><text:span text:style-name="T26">and entertainment sections, I wanted to have an image for every restaurant and attraction, respectively. Therefore, I added image placeholders and placeholder text for each restaurant and attraction, so that visitors to the sight knew exactly all that Taniti had to offer.</text:span></text:p>
        <text:p text:style-name="P23">Guerrilla testing:</text:p>
        <text:p text:style-name="P24"><text:tab/>There were very few changes done from the guerrilla testing to the prototype. The user’s feedback from the guerrilla testing showcased a clear issue with the “Contact Form” section and that it had little resemblance to a modern contact form. I understood that it was necessary to keep the form up-to-date in order for a streamlined success in contacting. I then redid the “Contact Form” to have multiple form fields and visible input areas for name, email, and message.</text:p>
        <text:p text:style-name="P25"><text:span text:style-name="T27">Prototype </text:span><text:span text:style-name="T28">development</text:span><text:span text:style-name="T27">:</text:span></text:p>
        <text:p text:style-name="P26"><text:span text:style-name="T27"><text:tab/></text:span><text:span text:style-name="T29">All</text:span><text:span text:style-name="T30"> prototype image placeholders </text:span><text:span text:style-name="T29">were changed to images that were free and easily attributed. All text placeholders were also changed to have information from the “About The Island” text document that was provided to me. From these changes, I also removed some text boxes that separated sections of the pages, as to make it feel more streamlined and mobile-friendly. The large text boxes were changed to have background colors based on the dominant color in the large image that was beside the text box. There was a bit of quality-of-life changes that I did as well, such as the navigational link at the top of each associated page had an increased font-size and underline. This indicated that if someone clicked on the home page, for example, the home page navigational link text would be bigger than the other links beside it and have an underline.</text:span></text:p>
        <text:p text:style-name="P21">Usability testing:</text:p>
        <text:p text:style-name="P27"><text:tab/>The feedback from the users on the prototype was refreshing, as it highlighted key issues in important functionality for the website, such as lodging and transportation from the airport. Starting for changes based on task one, all dining locations will be separated into header-focused categories with all font-sizes being increased to a standard. This change is due from users complaining about font-sizes and time to locate the restaurant. From task two, all entertainment options will be separated and font-sizes increased, similar to task one changes. All users had issues when it came to reading the text for Merriton Landing, hence the reason for font-size deliberation.</text:p>
        <text:p text:style-name="Standard"><text:tab/><text:span text:style-name="T13">Due to task three feedback, the text for transportation from the airport will be moved to the description of the “Taniti Regional Airport” section in the “Transit” page. The reason being that all users looked at the airport section first before finding the information under “Explore on Foot or Wheels” section. From task four, no changes will be made. No user had issues finding the information for task four. Finally, from task five, a new page will be made and call “Lodging” and will be added to the navigation bar and footer, with more detailed information regarding all lodging options for Taniti and the ability to book lodging from there. This change comes from all users having difficulty in finding information for lodging, as they all went to the navigation bar in hopes to see a “Lodging” page.</text:span></text:p>
        <text:p text:style-name="P21">Modifications:</text:p>
        <text:p text:style-name="P28"><text:tab/>The user feedback from the five tasks proved to be the largest changing period for the project. After the very insightful information provided, I felt there was little that could be improved upon. I did realize that the users, as well as myself, had issues clicking the navigation links in the footer. I was able <text:soft-page-break/>to remedy this by increasing the font-size of the footer links and make the clickable area bigger. After that, I felt there was nothing left to do.</text:p>
        <text:p text:style-name="P29">F. Please cite ALL images in APA citations</text:p>
        <text:p text:style-name="P29"/>
        <text:p text:style-name="P30">Abayasiri, P. (2023, September 3). <text:span text:style-name="T31">Photo by pubs Abayasiri on unsplash</text:span>. A view of the wing of an airplane flying over a body of water photo – Free Land Image on Unsplash. <text:a xlink:type="simple" xlink:href="https://unsplash.com/photos/a-view-of-the-wing-of-an-airplane-flying-over-a-body-of-water-ettMYklM4Jg" text:style-name="Internet_20_link" text:visited-style-name="Visited_20_Internet_20_Link">https://unsplash.com/photos/a-view-of-the-wing-of-an-airplane-flying-over-a-body-of-water-ettMYklM4Jg</text:a></text:p>
        <text:p text:style-name="P30">Aicken, P. (2024, July 19). <text:span text:style-name="T31">Photo by Phil Aicken on unsplash</text:span>. photo – Free City Image on Unsplash. <text:a xlink:type="simple" xlink:href="https://unsplash.com/photos/a-person-walking-down-a-narrow-street-with-mountains-in-the-background-SG-6aAEDdyU" text:style-name="Internet_20_link" text:visited-style-name="Visited_20_Internet_20_Link">https://unsplash.com/photos/a-person-walking-down-a-narrow-street-with-mountains-in-the-background-SG-6aAEDdyU</text:a></text:p>
        <text:p text:style-name="P31">Arancibia, G. (2018, May 4). <text:span text:style-name="T32">Photo by Gabriel Arancibia on unsplash.</text:span> Man in brown coat standing near concrete wall smiles photo – Free Portrait Image on Unsplash. <text:a xlink:type="simple" xlink:href="https://unsplash.com/photos/man-in-brown-coat-standing-near-concrete-wall-smiles-wYvCXc-xUTg" text:style-name="Internet_20_link" text:visited-style-name="Visited_20_Internet_20_Link">https://unsplash.com/photos/man-in-brown-coat-standing-near-concrete-wall-smiles-wYvCXc-xUTg</text:a></text:p>
        <text:p text:style-name="P30">Ballesteros, V. (2022, October 4). <text:span text:style-name="T31">Photo by Victoria Ballesteros on unsplash</text:span>. A person in scuba gear under water photo – Free Beach Image on Unsplash. <text:a xlink:type="simple" xlink:href="https://unsplash.com/photos/a-person-in-scuba-gear-under-water-xsTqMVvStMA" text:style-name="Internet_20_link" text:visited-style-name="Visited_20_Internet_20_Link">https://unsplash.com/photos/a-person-in-scuba-gear-under-water-xsTqMVvStMA</text:a></text:p>
        <text:p text:style-name="P30">Cadusseau, J. (2022, March 4). <text:span text:style-name="T31">Photo by Jules Cadusseau on unsplash</text:span>. A group of people sitting at wooden tables photo – Free Food Image on Unsplash. <text:a xlink:type="simple" xlink:href="https://unsplash.com/photos/a-group-of-people-sitting-at-wooden-tables-r9VonMzYwzA" text:style-name="Internet_20_link" text:visited-style-name="Visited_20_Internet_20_Link">https://unsplash.com/photos/a-group-of-people-sitting-at-wooden-tables-r9VonMzYwzA</text:a></text:p>
        <text:p text:style-name="P30">Camp, Z. (2022, January 17). <text:span text:style-name="T31">Photo by Zach Camp on unsplash</text:span>. A person writing on a piece of paper on a table photo – Free Coffee Image on Unsplash. <text:a xlink:type="simple" xlink:href="https://unsplash.com/photos/a-person-writing-on-a-piece-of-paper-on-a-table-S4YNfBXYLVM" text:style-name="Internet_20_link" text:visited-style-name="Visited_20_Internet_20_Link">https://unsplash.com/photos/a-person-writing-on-a-piece-of-paper-on-a-table-S4YNfBXYLVM</text:a></text:p>
        <text:p text:style-name="P30">Chapple, G. (2019, August 6). <text:span text:style-name="T31">Photo by Geri Chapple on unsplash</text:span>. Yellow and white wooden cottage photo – Free Beach Image on Unsplash. <text:a xlink:type="simple" xlink:href="https://unsplash.com/photos/yellow-and-white-wooden-cottage-rOSnVJPVhXE" text:style-name="Internet_20_link" text:visited-style-name="Visited_20_Internet_20_Link">https://unsplash.com/photos/yellow-and-white-wooden-cottage-rOSnVJPVhXE</text:a></text:p>
        <text:p text:style-name="P32">Charit, K. (2023, April 12). <text:span text:style-name="T31">Photo by Kevin Charit on unsplash</text:span>. A restaurant with wooden tables and chairs photo – Free Building Image on Unsplash. <text:a xlink:type="simple" xlink:href="https://unsplash.com/photos/a-restaurant-with-wooden-tables-and-chairs-UbmH18LwF98" text:style-name="Internet_20_link" text:visited-style-name="Visited_20_Internet_20_Link">https://unsplash.com/photos/a-restaurant-with-wooden-tables-and-chairs-UbmH18LwF98</text:a></text:p>
        <text:p text:style-name="P31">Datingscout. (2022, February 3). <text:span text:style-name="T32">Photo by Datingscout on unsplash.</text:span><text:span text:style-name="T33"> </text:span>An outdoor dining area with tables and chairs photo – Free Restaurant Image on Unsplash. <text:a xlink:type="simple" xlink:href="https://unsplash.com/photos/an-outdoor-dining-area-with-tables-and-chairs-9S_9IVeEzrU" text:style-name="Internet_20_link" text:visited-style-name="Visited_20_Internet_20_Link">https://unsplash.com/photos/an-outdoor-dining-area-with-tables-and-chairs-9S_9IVeEzrU</text:a></text:p>
        <text:p text:style-name="P30">Datt, V. (2019, October 13). <text:span text:style-name="T31">Photo by Vijesh Datt on unsplash</text:span>. Woman jumping on field photo – Free Human Image on Unsplash. <text:a xlink:type="simple" xlink:href="https://unsplash.com/photos/woman-jumping-on-field-L19Q8n6rajg" text:style-name="Internet_20_link" text:visited-style-name="Visited_20_Internet_20_Link">https://unsplash.com/photos/woman-jumping-on-field-L19Q8n6rajg</text:a></text:p>
        <text:p text:style-name="P30">Doyle, P. R. (2018, December 21). <text:span text:style-name="T31">Photo by Patrick Robert Doyle on unsplash</text:span>. Man laying on seashore photo – Free Beach Image on Unsplash. <text:a xlink:type="simple" xlink:href="https://unsplash.com/photos/man-laying-on-seashore-jDR6xx0Sxqc" text:style-name="Internet_20_link" text:visited-style-name="Visited_20_Internet_20_Link">https://unsplash.com/photos/man-laying-on-seashore-<text:soft-page-break/>jDR6xx0Sxqc</text:a></text:p>
        <text:p text:style-name="P31">Dragunas, P. (2018, June 28). <text:span text:style-name="T32">Photo by Paulius Dragunas on unsplash.</text:span> Time lapse photography of multi-step waterfalls photo – Free Forest Image on Unsplash. <text:a xlink:type="simple" xlink:href="https://unsplash.com/photos/time-lapse-photography-of-multi-step-waterfalls-cIxcxnwsnoI" text:style-name="Internet_20_link" text:visited-style-name="Visited_20_Internet_20_Link">https://unsplash.com/photos/time-lapse-photography-of-multi-step-waterfalls-cIxcxnwsnoI</text:a></text:p>
        <text:p text:style-name="P30">Engelman, S. (2022, April 28). <text:span text:style-name="T31">Photo by Scott Engelman on unsplash</text:span>. A person walking through a forest photo – Free Forest Image on Unsplash. <text:a xlink:type="simple" xlink:href="https://unsplash.com/photos/a-person-walking-through-a-forest-QXQwnU0A1Ww" text:style-name="Internet_20_link" text:visited-style-name="Visited_20_Internet_20_Link">https://unsplash.com/photos/a-person-walking-through-a-forest-QXQwnU0A1Ww</text:a></text:p>
        <text:p text:style-name="P31"><text:span text:style-name="T32">File:applemaps logo.</text:span><text:span text:style-name="T34">png</text:span><text:span text:style-name="T32">.</text:span> Wikimedia Commons. (n.d.). <text:a xlink:type="simple" xlink:href="https://commons.wikimedia.org/wiki/File:AppleMaps_logo.png" text:style-name="Internet_20_link" text:visited-style-name="Visited_20_Internet_20_Link">https://commons.wikimedia.org/wiki/File:AppleMaps_logo.<text:span text:style-name="T35">png</text:span></text:a></text:p>
        <text:p text:style-name="P31"><text:span text:style-name="T32">File:</text:span><text:span text:style-name="T34">facebook</text:span><text:span text:style-name="T32"> </text:span><text:span text:style-name="T34">logo</text:span><text:span text:style-name="T32">.</text:span><text:span text:style-name="T34">png.</text:span> <text:span text:style-name="T35">FreePNGLogo</text:span>. (n.d.). <text:a xlink:type="simple" xlink:href="https://freepnglogo.com/facebook-logo-png-image" text:style-name="Internet_20_link" text:visited-style-name="Visited_20_Internet_20_Link">https://freepnglogo.com/facebook-logo-png-image</text:a></text:p>
        <text:p text:style-name="P31"><text:span text:style-name="T32">File:</text:span><text:span text:style-name="T34">instagram</text:span><text:span text:style-name="T32"> </text:span><text:span text:style-name="T34">icon</text:span><text:span text:style-name="T32">.</text:span><text:span text:style-name="T34">png</text:span><text:span text:style-name="T32">.</text:span> Wikimedia Commons. (n.d.). <text:a xlink:type="simple" xlink:href="https://commons.wikimedia.org/wiki/File:Instagram_icon.png" text:style-name="Internet_20_link" text:visited-style-name="Visited_20_Internet_20_Link">https://commons.wikimedia.org/wiki/File:Instagram_icon.png</text:a></text:p>
        <text:p text:style-name="P30">Gallegos, C. (2020, December 26). <text:span text:style-name="T31">Photo by Cassie Gallegos on unsplash</text:span>. White table and chairs near green palm tree during daytime photo – Free Beach Image on Unsplash. <text:a xlink:type="simple" xlink:href="https://unsplash.com/photos/white-table-and-chairs-near-green-palm-tree-during-daytime--I9QvRBsvP0" text:style-name="Internet_20_link" text:visited-style-name="Visited_20_Internet_20_Link">https://unsplash.com/photos/white-table-and-chairs-near-green-palm-tree-during-daytime--I9QvRBsvP0</text:a></text:p>
        <text:p text:style-name="P30">Haartman, M. von. (2025, April 1). <text:span text:style-name="T31">Photo by Meg von Haartman on unsplash</text:span>. photo – Free Volcano Image on Unsplash. <text:a xlink:type="simple" xlink:href="https://unsplash.com/photos/person-poses-for-a-photo-on-a-mountain-ridge-82BaIgqosDI" text:style-name="Internet_20_link" text:visited-style-name="Visited_20_Internet_20_Link">https://unsplash.com/photos/person-poses-for-a-photo-on-a-mountain-ridge-82BaIgqosDI</text:a></text:p>
        <text:p text:style-name="P30">Horner, C. (2018, May 4). <text:span text:style-name="T31">Photo by Casey Horner on unsplash</text:span>. Aerial photography of body of water photo – Free Wallpaper Image on Unsplash. <text:a xlink:type="simple" xlink:href="https://unsplash.com/photos/aerial-photography-of-body-of-water-pm3PyXxRTvY" text:style-name="Internet_20_link" text:visited-style-name="Visited_20_Internet_20_Link">https://unsplash.com/photos/aerial-photography-of-body-of-water-pm3PyXxRTvY</text:a></text:p>
        <text:p text:style-name="P31">Isaacson, H. (2021, May 15). <text:span text:style-name="T32">Photo by Hans Isaacson on unsplash.</text:span> Boy in swimming goggles in water photo – Free Man Image on Unsplash. <text:a xlink:type="simple" xlink:href="https://unsplash.com/photos/boy-in-swimming-goggles-in-water-BHoYdZYtuLg" text:style-name="Internet_20_link" text:visited-style-name="Visited_20_Internet_20_Link">https://unsplash.com/photos/boy-in-swimming-goggles-in-water-BHoYdZYtuLg</text:a></text:p>
        <text:p text:style-name="P30">Joe. (2023, November 19). <text:span text:style-name="T31">Photo by Joe on unsplash</text:span>. A blurry photo of a person bowling down a bowling alley photo – Free Man Image on Unsplash. <text:a xlink:type="simple" xlink:href="https://unsplash.com/photos/a-blurry-photo-of-a-person-bowling-down-a-bowling-alley-1JI-pa93Ub0" text:style-name="Internet_20_link" text:visited-style-name="Visited_20_Internet_20_Link">https://unsplash.com/photos/a-blurry-photo-of-a-person-bowling-down-a-bowling-alley-1JI-pa93Ub0</text:a></text:p>
        <text:p text:style-name="P30">Kazal, A. (2020, April 25). <text:span text:style-name="T31">Photo by Ali Kazal on unsplash</text:span>. Sliced orange fruits on green ceramic plate photo – Free Forest Image on Unsplash. <text:a xlink:type="simple" xlink:href="https://unsplash.com/photos/sliced-orange-fruits-on-green-ceramic-plate-Jmgt9R3x5L4" text:style-name="Internet_20_link" text:visited-style-name="Visited_20_Internet_20_Link">https://unsplash.com/photos/sliced-orange-fruits-on-green-ceramic-plate-Jmgt9R3x5L4</text:a></text:p>
        <text:p text:style-name="P30">Kumar, M. (2021, July 1). <text:span text:style-name="T31">Photo by Mohit Kumar on unsplash</text:span>. Aerial view of city buildings during night time photo – Free Building Image on Unsplash. <text:a xlink:type="simple" xlink:href="https://unsplash.com/photos/aerial-view-of-city-buildings-during-night-time-Q-tzZuNU-XI" text:style-name="Internet_20_link" text:visited-style-name="Visited_20_Internet_20_Link">https://unsplash.com/photos/aerial-view-of-city-buildings-during-night-time-Q-tzZuNU-XI</text:a></text:p>
        <text:p text:style-name="P30"><text:soft-page-break/>Lapyrin, I. (2021, February 13). <text:span text:style-name="T31">Photo by Ivan Lapyrin on unsplash</text:span>. Man in black zip up jacket sitting beside table with food photo – Free Food Image on Unsplash. <text:a xlink:type="simple" xlink:href="https://unsplash.com/photos/man-in-black-zip-up-jacket-sitting-beside-table-with-food-guZdHo-izHc" text:style-name="Internet_20_link" text:visited-style-name="Visited_20_Internet_20_Link">https://unsplash.com/photos/man-in-black-zip-up-jacket-sitting-beside-table-with-food-guZdHo-izHc</text:a></text:p>
        <text:p text:style-name="P30">Ljamin, A. (2019, July 29). <text:span text:style-name="T31">Photo by Alex Ljamin on unsplash</text:span>. Brown hanging bridge photo – Free Land Image on Unsplash. <text:a xlink:type="simple" xlink:href="https://unsplash.com/photos/brown-hanging-bridge-44az6StHdrc" text:style-name="Internet_20_link" text:visited-style-name="Visited_20_Internet_20_Link">https://unsplash.com/photos/brown-hanging-bridge-44az6StHdrc</text:a></text:p>
        <text:p text:style-name="P30">Manikoth, M. (2022, December 2). <text:span text:style-name="T31">Photo by manas manikoth on unsplash</text:span>. A man fishing on a lake photo – Free Man Image on Unsplash. <text:a xlink:type="simple" xlink:href="https://unsplash.com/photos/a-man-fishing-on-a-lake--fu6IDGa_8I" text:style-name="Internet_20_link" text:visited-style-name="Visited_20_Internet_20_Link">https://unsplash.com/photos/a-man-fishing-on-a-lake--fu6IDGa_8I</text:a></text:p>
        <text:p text:style-name="P31">Naseri, N. (2023, February 15). <text:span text:style-name="T32">Photo by Nima Naseri on unsplash.</text:span> A white plate topped with fish and vegetables photo – Free Food Image on Unsplash. <text:a xlink:type="simple" xlink:href="https://unsplash.com/photos/a-white-plate-topped-with-fish-and-vegetables-RAUGKcReU8A" text:style-name="Internet_20_link" text:visited-style-name="Visited_20_Internet_20_Link">https://unsplash.com/photos/a-white-plate-topped-with-fish-and-vegetables-RAUGKcReU8A</text:a></text:p>
        <text:p text:style-name="P31">Nickson, R. (2019, May 19). <text:span text:style-name="T32">Photo by Roberto Nickson on unsplash.</text:span> Woman on kayak photo – Free Beach Image on Unsplash. <text:a xlink:type="simple" xlink:href="https://unsplash.com/photos/woman-on-kayak-qxD1jo7KW70" text:style-name="Internet_20_link" text:visited-style-name="Visited_20_Internet_20_Link">https://unsplash.com/photos/woman-on-kayak-qxD1jo7KW70</text:a></text:p>
        <text:p text:style-name="P31">Otterloo, S. (2023, May 11). <text:span text:style-name="T32">Photo by Sieuwert Otterloo on unsplash.</text:span> A view of a mountain through the trees photo – Free Land Image on Unsplash. <text:a xlink:type="simple" xlink:href="https://unsplash.com/photos/a-view-of-a-mountain-through-the-trees-WLt_v_mrnD4" text:style-name="Internet_20_link" text:visited-style-name="Visited_20_Internet_20_Link">https://unsplash.com/photos/a-view-of-a-mountain-through-the-trees-WLt_v_mrnD4</text:a></text:p>
        <text:p text:style-name="P31">Oulashin, S. (2017, October 9). <text:span text:style-name="T32">Photo by Sean Oulashin on unsplash.</text:span> Seashore during golden hour photo – Free Wallpaper Image on Unsplash. <text:a xlink:type="simple" xlink:href="https://unsplash.com/photos/seashore-during-golden-hour-KMn4VEeEPR8" text:style-name="Internet_20_link" text:visited-style-name="Visited_20_Internet_20_Link">https://unsplash.com/photos/seashore-during-golden-hour-KMn4VEeEPR8</text:a></text:p>
        <text:p text:style-name="P30">Pradana, A. R. (2023, March 4). <text:span text:style-name="T31">Photo by Aldrin Rachman Pradana on unsplash</text:span>. A white plate topped with rice and meat photo – Free Food Image on Unsplash. <text:a xlink:type="simple" xlink:href="https://unsplash.com/photos/a-white-plate-topped-with-rice-and-meat-B_1GyWCsc1s" text:style-name="Internet_20_link" text:visited-style-name="Visited_20_Internet_20_Link">https://unsplash.com/photos/a-white-plate-topped-with-rice-and-meat-B_1GyWCsc1s</text:a></text:p>
        <text:p text:style-name="P30">Richard, G. (2019, June 30). <text:span text:style-name="T31">Photo by Gerard Richard on unsplash</text:span>. Meat with vegetables on plate photo – Free Food Image on Unsplash. <text:a xlink:type="simple" xlink:href="https://unsplash.com/photos/meat-with-vegetables-on-plate-WPOkLDS1uBE" text:style-name="Internet_20_link" text:visited-style-name="Visited_20_Internet_20_Link">https://unsplash.com/photos/meat-with-vegetables-on-plate-WPOkLDS1uBE</text:a></text:p>
        <text:p text:style-name="P30">Romano, F. (2024, May 22). <text:span text:style-name="T31">Photo by Fabio Romano on unsplash</text:span>. A group of people riding on top of a bus photo – Free Car Image on Unsplash. <text:a xlink:type="simple" xlink:href="https://unsplash.com/photos/a-group-of-people-riding-on-top-of-a-bus-zEsthqdujag" text:style-name="Internet_20_link" text:visited-style-name="Visited_20_Internet_20_Link">https://unsplash.com/photos/a-group-of-people-riding-on-top-of-a-bus-zEsthqdujag</text:a></text:p>
        <text:p text:style-name="P30">Samuil, Y. (2024, May 30). <text:span text:style-name="T31">Photo by Yousef Samuil on unsplash</text:span>. A hamburger and french fries on a wooden plate photo – Free Food Image on Unsplash. <text:a xlink:type="simple" xlink:href="https://unsplash.com/photos/a-hamburger-and-french-fries-on-a-wooden-plate-pDxUJ2fk7Ds" text:style-name="Internet_20_link" text:visited-style-name="Visited_20_Internet_20_Link">https://unsplash.com/photos/a-hamburger-and-french-fries-on-a-wooden-plate-pDxUJ2fk7Ds</text:a></text:p>
        <text:p text:style-name="P31">Spring, S. (2023, January 4). <text:span text:style-name="T32">Photo by Simon Spring on unsplash.</text:span> A tropical beach with palm trees and clear water photo – Free Beach Image on Unsplash. <text:a xlink:type="simple" xlink:href="https://unsplash.com/photos/a-tropical-beach-with-palm-trees-and-clear-water-BJ-FvNGCfEY" text:style-name="Internet_20_link" text:visited-style-name="Visited_20_Internet_20_Link">https://unsplash.com/photos/a-tropical-beach-with-palm-trees-and-clear-water-BJ-FvNGCfEY</text:a></text:p>
        <text:p text:style-name="P30">Urbancek, N. (2020, February 27). <text:span text:style-name="T31">Photo by Nusa Urbancek on unsplash</text:span>. Brown concrete building under blue sky during daytime photo – Free Building Image on Unsplash. <text:a xlink:type="simple" xlink:href="https://unsplash.com/photos/brown-concrete-building-under-blue-sky-during-daytime-N7xFORdWulw" text:style-name="Internet_20_link" text:visited-style-name="Visited_20_Internet_20_Link">https://unsplash.com/photos/brown-concrete-building-under-blue-sky-during-daytime-N7xFORdWulw</text:a></text:p>
        <text:p text:style-name="P31"><text:soft-page-break/>Vaga, E. (2022, December 18). <text:span text:style-name="T32">Photo by Ernests Vaga on unsplash.</text:span> An aerial view of a resort on an island photo – Free Land Image on Unsplash. <text:a xlink:type="simple" xlink:href="https://unsplash.com/photos/an-aerial-view-of-a-resort-on-an-island-AT44jiruZI4" text:style-name="Internet_20_link" text:visited-style-name="Visited_20_Internet_20_Link">https://unsplash.com/photos/an-aerial-view-of-a-resort-on-an-island-AT44jiruZI4</text:a></text:p>
        <text:p text:style-name="P31">Vaga, E. (2022a, December 18). <text:span text:style-name="T32">Photo by Ernests Vaga on unsplash.</text:span> An aerial view of a resort in the ocean photo – Free Building Image on Unsplash. <text:a xlink:type="simple" xlink:href="https://unsplash.com/photos/an-aerial-view-of-a-resort-in-the-ocean-wvgN8kF099A" text:style-name="Internet_20_link" text:visited-style-name="Visited_20_Internet_20_Link">https://unsplash.com/photos/an-aerial-view-of-a-resort-in-the-ocean-wvgN8kF099A</text:a></text:p>
        <text:p text:style-name="P30">Yana. (2021, April 4). <text:span text:style-name="T31">Photo by Yana on unsplash</text:span>. Person holding white ceramic mug photo – Free Food Image on Unsplash. <text:a xlink:type="simple" xlink:href="https://unsplash.com/photos/person-holding-white-ceramic-mug-h8vQo-rgpKo" text:style-name="Internet_20_link" text:visited-style-name="Visited_20_Internet_20_Link">https://unsplash.com/photos/person-holding-white-ceramic-mug-h8vQo-rgpKo</text:a></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mily-generic="swiss"/>
    <style:font-face style:name="Calibri1" svg:font-family="Calibri" style:font-family-generic="roman"/>
    <style:font-face style:name="Calibri2" svg:font-family="Calibri" style:font-family-generic="swiss"/>
    <style:font-face style:name="Calibri3" svg:font-family="Calibri" style:font-family-generic="system" style:font-pitch="variable"/>
    <style:font-face style:name="Georgia" svg:font-family="Georgia" style:font-family-generic="roman"/>
    <style:font-face style:name="Georgia1" svg:font-family="Georgia"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2" fo:font-size="11pt" fo:language="en" fo:country="US" style:letter-kerning="false" style:font-name-asian="Calibri3" style:font-size-asian="11pt" style:language-asian="en" style:country-asian="US" style:font-name-complex="Calibri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1665in" fo:margin-bottom="0in" style:contextual-spacing="false" fo:keep-together="always" fo:keep-with-next="always"/>
      <style:text-properties fo:color="#2e74b5" loext:opacity="100%" style:font-name="Calibri Light" fo:font-family="'Calibri Light'" style:font-family-generic="swiss" fo:font-size="16pt" style:font-name-asian="Calibri3" style:font-family-asian="Calibri" style:font-family-generic-asian="system" style:font-pitch-asian="variable" style:font-size-asian="16pt" style:font-name-complex="Calibri3" style:font-family-complex="Calib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swiss"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swiss"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swiss" fo:font-size="16pt" style:font-name-asian="Calibri3" style:font-family-asian="Calibri" style:font-family-generic-asian="system" style:font-pitch-asian="variable" style:font-size-asian="16pt" style:font-name-complex="Calibri3" style:font-family-complex="Calibr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swiss"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swiss"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1" fo:font-family="Calibri" style:font-family-generic="roman" fo:font-size="10pt" style:font-size-asian="10pt"/>
    </style:style>
    <style:style style:name="ListLabel_20_38" style:display-name="ListLabel 38" style:family="text">
      <style:text-properties style:font-name="Calibri" fo:font-family="Calibri" fo:font-size="10pt" style:font-size-asian="10pt"/>
    </style:style>
    <style:style style:name="ListLabel_20_39" style:display-name="ListLabel 39" style:family="text">
      <style:text-properties style:font-name="Calibri" fo:font-family="Calibri" fo:font-size="10pt" style:font-size-asian="10pt"/>
    </style:style>
    <style:style style:name="ListLabel_20_40" style:display-name="ListLabel 40" style:family="text">
      <style:text-properties style:font-name="Calibri" fo:font-family="Calibri" fo:font-size="10pt" style:font-size-asian="10pt"/>
    </style:style>
    <style:style style:name="ListLabel_20_41" style:display-name="ListLabel 41" style:family="text">
      <style:text-properties style:font-name="Calibri" fo:font-family="Calibri" fo:font-size="10pt" style:font-size-asian="10pt"/>
    </style:style>
    <style:style style:name="ListLabel_20_42" style:display-name="ListLabel 42" style:family="text">
      <style:text-properties style:font-name="Calibri" fo:font-family="Calibri" fo:font-size="10pt" style:font-size-asian="10pt"/>
    </style:style>
    <style:style style:name="ListLabel_20_43" style:display-name="ListLabel 43" style:family="text">
      <style:text-properties style:font-name="Calibri" fo:font-family="Calibri" fo:font-size="10pt" style:font-size-asian="10pt"/>
    </style:style>
    <style:style style:name="ListLabel_20_44" style:display-name="ListLabel 44" style:family="text">
      <style:text-properties style:font-name="Calibri" fo:font-family="Calibri" fo:font-size="10pt" style:font-size-asian="10pt"/>
    </style:style>
    <style:style style:name="ListLabel_20_45" style:display-name="ListLabel 45" style:family="text">
      <style:text-properties style:font-name="Calibri" fo:font-family="Calibri"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fo:line-height="100%" fo:padding="0in" fo:border="none" style:shadow="none" style:join-border="false">
        <style:tab-stops>
          <style:tab-stop style:position="3.25in" style:type="center"/>
          <style:tab-stop style:position="6.5in" style:type="right"/>
        </style:tab-stops>
      </style:paragraph-properties>
    </style:style>
    <style:style style:name="MP2" style:family="paragraph" style:parent-style-name="Standard">
      <style:paragraph-properties fo:margin-left="-0.25in" fo:margin-top="0in" fo:margin-bottom="0in" style:contextual-spacing="false"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MP3" style:family="paragraph" style:parent-style-name="Standard">
      <style:paragraph-properties fo:margin-top="0.0835in" fo:margin-bottom="0in" style:contextual-spacing="false" fo:line-height="100%" fo:text-align="center" style:justify-single-word="false" fo:padding="0in" fo:border="none" style:shadow="none" style:join-border="false">
        <style:tab-stops>
          <style:tab-stop style:position="3.25in" style:type="center"/>
          <style:tab-stop style:position="6.5in" style:type="right"/>
        </style:tab-stops>
      </style:paragraph-properties>
    </style:style>
    <style:style style:name="MT1" style:family="text">
      <style:text-properties fo:color="#000000" loext:opacity="100%"/>
    </style:style>
    <style:style style:name="MT2" style:family="text">
      <style:text-properties fo:color="#000000" loext:opacity="100%" fo:font-family="Verdana" style:font-family-generic="swiss" fo:font-size="10pt" fo:font-style="italic" style:font-family-asian="Verdana" style:font-family-generic-asian="system" style:font-pitch-asian="variable" style:font-size-asian="10pt" style:font-style-asian="italic" style:font-family-complex="Verdana" style:font-family-generic-complex="system" style:font-pitch-complex="variable" style:font-size-complex="10pt"/>
    </style:style>
    <style:style style:name="MT3" style:family="text">
      <style:text-properties fo:color="#000000" loext:opacity="100%" fo:font-family="Verdana" style:font-family-generic="swiss" fo:font-size="10pt" style:font-family-asian="Verdana" style:font-family-generic-asian="system" style:font-pitch-asian="variable" style:font-size-asian="10pt" style:font-family-complex="Verdana" style:font-family-generic-complex="system" style:font-pitch-complex="variable" style:font-size-complex="10pt"/>
    </style:style>
    <style:style style:name="MT4" style:family="text">
      <style:text-properties fo:color="#97999b" loext:opacity="100%" fo:font-family="Verdana" style:font-family-generic="swiss" fo:font-size="9pt" style:font-family-asian="Verdana" style:font-family-generic-asian="system" style:font-pitch-asian="variable" style:font-size-asian="9pt" style:font-family-complex="Verdana" style:font-family-generic-complex="system" style:font-pitch-complex="variable"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HJP3 – Task 2: Usability Testing </text:span><text:span text:style-name="MT3">Usability Prototype and Peer Review Submission</text:span></text:p>
      </style:header>
      <style:header-first>
        <text:p text:style-name="MP1" loext:marker-style-name="MT1"><text:span text:style-name="MT2">HJP3 – Task 2: Usability Testing </text:span><text:span text:style-name="MT2"/></text:p>
      </style:header-first>
      <style:footer>
        <text:p text:style-name="MP2" loext:marker-style-name="MT1"><draw:frame draw:style-name="Mfr1" draw:name="image1.jpg" text:anchor-type="as-char" svg:width="4.7311in" svg:height="0.5256in" draw:z-index="7"><draw:image xlink:href="Pictures/10000000000009C40000011698472BA4.jpg" xlink:type="simple" xlink:show="embed" xlink:actuate="onLoad" draw:mime-type="image/jpeg"/></draw:frame></text:p>
        <text:p text:style-name="MP3" loext:marker-style-name="MT4"><text:span text:style-name="MT4">PAGE </text:span><text:span text:style-name="MT4"><text:page-number text:select-page="current">9</text:page-number></text:span></text:p>
      </style:footer>
      <style:footer-first>
        <text:p text:style-name="MP2" loext:marker-style-name="MT1"><draw:frame draw:style-name="Mfr1" draw:name="Image2" text:anchor-type="as-char" svg:width="4.7311in" svg:height="0.5256in" draw:z-index="8"><draw:image xlink:href="Pictures/10000000000009C40000011698472BA4.jpg" xlink:type="simple" xlink:show="embed" xlink:actuate="onLoad" draw:mime-type="image/jpeg"/></draw:frame></text:p>
        <text:p text:style-name="MP3" loext:marker-style-name="MT4"><text:span text:style-name="MT4">PAGE </text:span><text:span text:style-name="MT4"><text:page-number text:select-page="current">1</text:page-number></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35</meta:editing-cycles>
    <meta:creation-date>2022-02-04T21:25:00</meta:creation-date>
    <dc:date>2025-11-04T18:02:06.180115200</dc:date>
    <meta:editing-duration>PT2H24M30S</meta:editing-duration>
    <meta:generator>LibreOffice/25.2.6.2$Windows_X86_64 LibreOffice_project/729c5bfe710f5eb71ed3bbde9e06a6065e9c6c5d</meta:generator>
    <meta:document-statistic meta:table-count="7" meta:image-count="2" meta:object-count="0" meta:page-count="9" meta:paragraph-count="137" meta:word-count="2521" meta:character-count="18696" meta:non-whitespace-character-count="16289"/>
    <meta:user-defined meta:name="AppVersion">16.0000</meta:user-defined>
    <meta:user-defined meta:name="ContentTypeId">0x010100C39F2A75005F2D43B30369DAED2CCB1C</meta:user-defined>
    <meta:template xlink:type="simple" xlink:actuate="onRequest" xlink:title="Normal" xlink:href=""/>
  </office:meta>
</office:document-meta>
</file>